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276cm"/>
    </style:style>
    <style:style style:name="co4" style:family="table-column">
      <style:table-column-properties fo:break-before="auto" style:column-width="11.3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76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4.461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912cm" fo:break-before="auto" style:use-optimal-row-height="true"/>
    </style:style>
    <style:style style:name="ro3" style:family="table-row">
      <style:table-row-properties style:row-height="1.33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end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end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start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cm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cm"/>
      <style:text-properties fo:font-style="italic" style:font-style-asian="italic" style:font-style-complex="italic"/>
    </style:style>
    <style:style style:name="ce28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end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mparis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Variable or feature</text:p>
          </table:table-cell>
          <table:table-cell table:style-name="ce1" office:value-type="string" calcext:value-type="string">
            <text:p>Trend or status 2050</text:p>
          </table:table-cell>
          <table:table-cell table:style-name="ce1" office:value-type="string" calcext:value-type="string">
            <text:p>Trend or status 2100</text:p>
          </table:table-cell>
        </table:table-row>
        <table:table-row table:style-name="ro2">
          <table:table-cell table:style-name="ce2" office:value-type="string" calcext:value-type="string">
            <text:p>Development scenario</text:p>
          </table:table-cell>
          <table:table-cell table:style-name="ce2" office:value-type="string" calcext:value-type="string">
            <text:p>Societal sustainability awareness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ravel demand per capita (pkm/yr)</text:p>
          </table:table-cell>
          <table:table-cell table:style-name="ce2" office:value-type="string" calcext:value-type="string">
            <text:p>Similar to the baseline (2017)</text:p>
          </table:table-cell>
          <table:table-cell table:style-name="ce2" office:value-type="string" calcext:value-type="string">
            <text:p>Lower than the baseline (2017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Total travel demand (pkm/yr)</text:p>
          </table:table-cell>
          <table:table-cell table:number-columns-repeated="2" table:style-name="ce2" office:value-type="string" calcext:value-type="string">
            <text:p>Higher than the baseline (2017)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Consumption patterns</text:p>
          </table:table-cell>
          <table:table-cell table:style-name="ce2" office:value-type="string" calcext:value-type="string">
            <text:p>Lower consumption levels in HICs, increased consumption in LICs</text:p>
          </table:table-cell>
          <table:table-cell table:style-name="ce2" office:value-type="string" calcext:value-type="string">
            <text:p>Less carbon (travel) intensive consumption; lower consumption levels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Carbon intensity</text:p>
          </table:table-cell>
          <table:table-cell table:style-name="ce2" office:value-type="string" calcext:value-type="string">
            <text:p>Medium; power grid is increasingly decarbonized, but not completely</text:p>
          </table:table-cell>
          <table:table-cell table:style-name="ce2" office:value-type="string" calcext:value-type="string">
            <text:p>Low; the system is as decarbonized as possible (electrification)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IT access</text:p>
          </table:table-cell>
          <table:table-cell table:style-name="ce2" office:value-type="string" calcext:value-type="string">
            <text:p>Widespread in HICs; increasing use of IT services for teleworking, car sharing, intermodal travel, …</text:p>
          </table:table-cell>
          <table:table-cell table:style-name="ce2" office:value-type="string" calcext:value-type="string">
            <text:p>Widespread, high speed and capacity networks; IT services for teleworking, car sharing, intermodal travel, …</text:p>
          </table:table-cell>
        </table:table-row>
        <table:table-row table:style-name="ro2">
          <table:table-cell table:style-name="ce2" office:value-type="string" calcext:value-type="string">
            <text:p>Land use (urban development)</text:p>
          </table:table-cell>
          <table:table-cell table:style-name="ce2" office:value-type="string" calcext:value-type="string">
            <text:p>Urban density</text:p>
          </table:table-cell>
          <table:table-cell table:style-name="ce2" office:value-type="string" calcext:value-type="string">
            <text:p>Medium-high and increasing</text:p>
          </table:table-cell>
          <table:table-cell table:style-name="ce2" office:value-type="string" calcext:value-type="string">
            <text:p>High (higher than 2017 baseline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and use patterns</text:p>
          </table:table-cell>
          <table:table-cell table:number-columns-repeated="2" table:style-name="ce2" office:value-type="string" calcext:value-type="string">
            <text:p>Mixed-use development paradigm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conomic centralisation</text:p>
          </table:table-cell>
          <table:table-cell table:style-name="ce2" office:value-type="string" calcext:value-type="string">
            <text:p>High; big cities accumulate a big share of the activity</text:p>
          </table:table-cell>
          <table:table-cell table:style-name="ce2" office:value-type="string" calcext:value-type="string">
            <text:p>Medium; cities are hotspots, but jobs are spread amongst them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City sizes</text:p>
          </table:table-cell>
          <table:table-cell table:style-name="ce2" office:value-type="string" calcext:value-type="string">
            <text:p>Medium to large; megacities and (sub)urban sprawl beginning to shrink</text:p>
          </table:table-cell>
          <table:table-cell table:style-name="ce2" office:value-type="string" calcext:value-type="string">
            <text:p>Medium; avoidance of megacities or (sub)urban sprawl</text:p>
          </table:table-cell>
        </table:table-row>
        <table:table-row table:style-name="ro2">
          <table:table-cell table:style-name="ce2" office:value-type="string" calcext:value-type="string">
            <text:p>Travel modes share</text:p>
          </table:table-cell>
          <table:table-cell table:style-name="ce2" office:value-type="string" calcext:value-type="string">
            <text:p>Intermodal travel</text:p>
          </table:table-cell>
          <table:table-cell table:style-name="ce2" office:value-type="string" calcext:value-type="string">
            <text:p>Facilitated, but still not common</text:p>
          </table:table-cell>
          <table:table-cell table:style-name="ce2" office:value-type="string" calcext:value-type="string">
            <text:p>Facilitated, high acceptancy and usage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Public transport (rail, bus, aviation)</text:p>
          </table:table-cell>
          <table:table-cell table:style-name="ce2" office:value-type="string" calcext:value-type="string">
            <text:p>Increasing demand supply; higher than the baseline (2017)</text:p>
          </table:table-cell>
          <table:table-cell table:style-name="ce2" office:value-type="string" calcext:value-type="string">
            <text:p>Majority of demand supply; much higher than the baseline (2017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utomobility (private vehicles)</text:p>
          </table:table-cell>
          <table:table-cell table:style-name="ce2" office:value-type="string" calcext:value-type="string">
            <text:p>Lower than the baseline (2017)</text:p>
          </table:table-cell>
          <table:table-cell table:style-name="ce2" office:value-type="string" calcext:value-type="string">
            <text:p>Still relevant, but much lower than the baseline (2017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low modes (walking and cycling)</text:p>
          </table:table-cell>
          <table:table-cell table:style-name="ce2" office:value-type="string" calcext:value-type="string">
            <text:p>Moderate increase compared to baseline (2017)</text:p>
          </table:table-cell>
          <table:table-cell table:style-name="ce2" office:value-type="string" calcext:value-type="string">
            <text:p>Higher than the baseline (2017)</text:p>
          </table:table-cell>
        </table:table-row>
        <table:table-row table:style-name="ro2">
          <table:table-cell table:style-name="ce2" office:value-type="string" calcext:value-type="string">
            <text:p>Cultural perception</text:p>
          </table:table-cell>
          <table:table-cell table:style-name="ce2" office:value-type="string" calcext:value-type="string">
            <text:p>Mobility</text:p>
          </table:table-cell>
          <table:table-cell table:style-name="ce2" office:value-type="string" calcext:value-type="string">
            <text:p>Accessibility as a focus, managed, reasonable travel time, integrated</text:p>
          </table:table-cell>
          <table:table-cell table:style-name="ce2" office:value-type="string" calcext:value-type="string">
            <text:p>Accessibility, local in scale, slowed down, managed, reasonable travel time and reliability, integrated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Public transport</text:p>
          </table:table-cell>
          <table:table-cell table:style-name="ce2" office:value-type="string" calcext:value-type="string">
            <text:p>Public mobility as an affordable and accessible service</text:p>
          </table:table-cell>
          <table:table-cell table:style-name="ce2" office:value-type="string" calcext:value-type="string">
            <text:p>Public mobility as a reliable, comfortable, enjoyable and accessible service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utomobility</text:p>
          </table:table-cell>
          <table:table-cell table:style-name="ce2" office:value-type="string" calcext:value-type="string">
            <text:p>Automobility fills accessibility gaps; symbolic status decreasing</text:p>
          </table:table-cell>
          <table:table-cell table:style-name="ce2" office:value-type="string" calcext:value-type="string">
            <text:p>Automobility as a utility to serve a special need</text:p>
          </table:table-cell>
        </table:table-row>
        <table:table-row table:style-name="ro1">
          <table:table-cell table:style-name="ce2" office:value-type="string" calcext:value-type="string">
            <text:p>Public transport</text:p>
          </table:table-cell>
          <table:table-cell table:style-name="ce2" office:value-type="string" calcext:value-type="string">
            <text:p>Reliability</text:p>
          </table:table-cell>
          <table:table-cell table:style-name="ce2" office:value-type="string" calcext:value-type="string">
            <text:p>Medium (higher than the baseline)</text:p>
          </table:table-cell>
          <table:table-cell table:style-name="ce2" office:value-type="string" calcext:value-type="string">
            <text:p>High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nsumer cost</text:p>
          </table:table-cell>
          <table:table-cell table:number-columns-repeated="2" table:style-name="ce2" office:value-type="string" calcext:value-type="string">
            <text:p>Low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ccessibility</text:p>
          </table:table-cell>
          <table:table-cell table:style-name="ce2" office:value-type="string" calcext:value-type="string">
            <text:p>Medium-high</text:p>
          </table:table-cell>
          <table:table-cell table:style-name="ce2" office:value-type="string" calcext:value-type="string">
            <text:p>High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afety</text:p>
          </table:table-cell>
          <table:table-cell table:number-columns-repeated="2" table:style-name="ce2" office:value-type="string" calcext:value-type="string">
            <text:p>High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Public transport infrastructure investments</text:p>
          </table:table-cell>
          <table:table-cell table:number-columns-repeated="2" table:style-name="ce2" office:value-type="string" calcext:value-type="string">
            <text:p>High and continuous</text:p>
          </table:table-cell>
        </table:table-row>
        <table:table-row table:style-name="ro1">
          <table:table-cell table:style-name="ce2" office:value-type="string" calcext:value-type="string">
            <text:p>Automobility</text:p>
          </table:table-cell>
          <table:table-cell table:style-name="ce2" office:value-type="string" calcext:value-type="string">
            <text:p>Reliability</text:p>
          </table:table-cell>
          <table:table-cell table:number-columns-repeated="2" table:style-name="ce2" office:value-type="string" calcext:value-type="string">
            <text:p>High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Consumer cost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ccessibilit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High (especially in rural or remote areas)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afety</text:p>
          </table:table-cell>
          <table:table-cell table:style-name="ce2" office:value-type="string" calcext:value-type="string">
            <text:p>Medium (especially Low Income Countries)</text:p>
          </table:table-cell>
          <table:table-cell table:style-name="ce2" office:value-type="string" calcext:value-type="string">
            <text:p>High (higher risk than public transport)</text:p>
          </table:table-cell>
        </table:table-row>
        <table:table-row table:style-name="ro3">
          <table:table-cell table:style-name="ce2"/>
          <table:table-cell table:style-name="ce2" office:value-type="string" calcext:value-type="string">
            <text:p>Automobility infrastructure investments (roads, fuel stations, etc.)</text:p>
          </table:table-cell>
          <table:table-cell table:style-name="ce2" office:value-type="string" calcext:value-type="string">
            <text:p>Medium; maintenance dominates in HICs; capacity increased in LICs</text:p>
          </table:table-cell>
          <table:table-cell table:style-name="ce2" office:value-type="string" calcext:value-type="string">
            <text:p>Low to medium; maintenance covers the majority of the investments; capacity is not increased</text:p>
          </table:table-cell>
        </table:table-row>
        <table:table-row table:style-name="ro2">
          <table:table-cell table:style-name="ce2" office:value-type="string" calcext:value-type="string">
            <text:p>Fuel technology</text:p>
          </table:table-cell>
          <table:table-cell table:style-name="ce2" office:value-type="string" calcext:value-type="string">
            <text:p>Automobiles</text:p>
          </table:table-cell>
          <table:table-cell table:style-name="ce2" office:value-type="string" calcext:value-type="string">
            <text:p>Battery electric vehicles and hybrids for short-medium ranged trips; biofuelled for long range</text:p>
          </table:table-cell>
          <table:table-cell table:style-name="ce2" office:value-type="string" calcext:value-type="string">
            <text:p>Battery electric vehicles for short-medium ranged trips; hydrogen fuelled for long range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Rail</text:p>
          </table:table-cell>
          <table:table-cell table:number-columns-repeated="2" table:style-name="ce2" office:value-type="string" calcext:value-type="string">
            <text:p>Full electrification of the network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Hybrid, or biofuelled</text:p>
          </table:table-cell>
          <table:table-cell table:style-name="ce2" office:value-type="string" calcext:value-type="string">
            <text:p>Electric or hydrogen-fuelle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Aviation</text:p>
          </table:table-cell>
          <table:table-cell table:number-columns-repeated="2" table:style-name="ce2" office:value-type="string" calcext:value-type="string">
            <text:p>Renewable biofuels</text:p>
          </table:table-cell>
        </table:table-row>
        <table:table-row table:style-name="ro4" table:number-rows-repeated="1048543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Radar" table:style-name="ta1">
        <table:shapes>
          <draw:frame draw:z-index="0" draw:style-name="gr1" draw:text-style-name="P1" svg:width="15.999cm" svg:height="8.999cm" svg:x="18.2cm" svg:y="0.158cm">
            <draw:object draw:notify-on-update-of-ranges="Radar.A1:Radar.A1 Radar.A2:Radar.A9 Radar.B1:Radar.B1 Radar.B2:Radar.B9 Radar.C1:Radar.C1 Radar.C2:Radar.C9 Radar.D1:Radar.D1 Radar.D2:Radar.D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25cm" svg:y="9.28cm">
            <draw:object draw:notify-on-update-of-ranges="Radar.B32:Radar.D32 Radar.A33:Radar.A33 Radar.B33:Radar.D33 Radar.A34:Radar.A34 Radar.B34:Radar.D34 Radar.A35:Radar.A35 Radar.B35:Radar.D35 Radar.A36:Radar.A36 Radar.B36:Radar.D36 Radar.A37:Radar.A37 Radar.B37:Radar.D37 Radar.A38:Radar.A38 Radar.B38:Radar.D38 Radar.A39:Radar.A39 Radar.B39:Radar.D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096cm" svg:y="18.784cm">
            <draw:object draw:notify-on-update-of-ranges="Radar.A32:Radar.A32 Radar.A33:Radar.A39 Radar.B32:Radar.B32 Radar.B33:Radar.B39 Radar.C32:Radar.C32 Radar.C33:Radar.C39 Radar.D32:Radar.D32 Radar.D33:Radar.D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96cm" svg:y="28.401cm">
            <draw:object draw:notify-on-update-of-ranges="Radar.A61:Radar.A61 Radar.A62:Radar.A66 Radar.B61:Radar.B61 Radar.B62:Radar.B66 Radar.C61:Radar.C61 Radar.C62:Radar.C66 Radar.D61:Radar.D61 Radar.D62:Radar.D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068cm" svg:y="37.899cm">
            <draw:object draw:notify-on-update-of-ranges="Radar.A82:Radar.A82 Radar.A83:Radar.A87 Radar.B82:Radar.B82 Radar.B83:Radar.B87 Radar.C82:Radar.C82 Radar.C83:Radar.C87 Radar.D82:Radar.D82 Radar.D83:Radar.D8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7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ce2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4"/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2050" calcext:value-type="float">
            <text:p>2050</text:p>
          </table:table-cell>
          <table:table-cell table:style-name="ce4" office:value-type="float" office:value="2100" calcext:value-type="float">
            <text:p>2100</text:p>
          </table:table-cell>
          <table:table-cell/>
          <table:table-cell table:style-name="ce2" table:number-columns-repeated="2"/>
        </table:table-row>
        <table:table-row table:style-name="ro2">
          <table:table-cell table:style-name="ce4" office:value-type="string" calcext:value-type="string">
            <text:p>Societal sustainability awarenes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Economic centralis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.5" calcext:value-type="float">
            <text:p>2.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table:number-columns-repeated="2"/>
        </table:table-row>
        <table:table-row table:style-name="ro4">
          <table:table-cell table:style-name="ce5" office:value-type="string" calcext:value-type="string">
            <text:p>City siz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Carbon intensity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table:number-columns-repeated="2"/>
        </table:table-row>
        <table:table-row table:style-name="ro4">
          <table:table-cell table:style-name="ce5" office:value-type="string" calcext:value-type="string">
            <text:p>Consumption levels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2" table:number-columns-repeated="2"/>
        </table:table-row>
        <table:table-row table:style-name="ro4">
          <table:table-cell table:style-name="ce5" office:value-type="string" calcext:value-type="string">
            <text:p>Travel demand per capita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2" table:number-columns-repeated="2"/>
        </table:table-row>
        <table:table-row table:style-name="ro4">
          <table:table-cell table:style-name="ce5" office:value-type="string" calcext:value-type="string">
            <text:p>Total travel demand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2.5" calcext:value-type="float">
            <text:p>2.5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4" office:value-type="string" calcext:value-type="string">
            <text:p>Urban density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.5" calcext:value-type="float">
            <text:p>2.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2" table:number-columns-repeated="2"/>
        </table:table-row>
        <table:table-row table:style-name="ro4" table:number-rows-repeated="3">
          <table:table-cell table:style-name="Default"/>
          <table:table-cell table:number-columns-repeated="4"/>
          <table:table-cell table:style-name="ce2" table:number-columns-repeated="2"/>
        </table:table-row>
        <table:table-row table:style-name="ro4" table:number-rows-repeated="4">
          <table:table-cell table:style-name="ce2" table:number-columns-repeated="3"/>
          <table:table-cell table:number-columns-repeated="2"/>
          <table:table-cell table:style-name="ce2" table:number-columns-repeated="2"/>
        </table:table-row>
        <table:table-row table:style-name="ro4" table:number-rows-repeated="3">
          <table:table-cell table:style-name="ce2" table:number-columns-repeated="4"/>
          <table:table-cell/>
          <table:table-cell table:style-name="ce2" table:number-columns-repeated="2"/>
        </table:table-row>
        <table:table-row table:style-name="ro1">
          <table:table-cell table:style-name="ce6" office:value-type="string" calcext:value-type="string">
            <text:p>SSP1 implementation</text:p>
          </table:table-cell>
          <table:table-cell table:style-name="ce14" office:value-type="string" calcext:value-type="string" table:number-columns-spanned="3" table:number-rows-spanned="1">
            <text:p>(the numbers are mm measured in the paper's chart)</text:p>
          </table:table-cell>
          <table:covered-table-cell table:style-name="ce20"/>
          <table:covered-table-cell table:style-name="ce24"/>
          <table:table-cell/>
          <table:table-cell table:style-name="ce2" table:number-columns-repeated="2"/>
        </table:table-row>
        <table:table-row table:style-name="ro1">
          <table:table-cell/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50" calcext:value-type="float">
            <text:p>2050</text:p>
          </table:table-cell>
          <table:table-cell table:style-name="ce25" office:value-type="float" office:value="2100" calcext:value-type="float">
            <text:p>2100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Walking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.1" calcext:value-type="float">
            <text:p>1.1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Biking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.9" calcext:value-type="float">
            <text:p>1.9</text:p>
          </table:table-cell>
          <table:table-cell table:style-name="ce26" office:value-type="float" office:value="3.3" calcext:value-type="float">
            <text:p>3.3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8.5" calcext:value-type="float">
            <text:p>8.5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HSTrain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9" calcext:value-type="float">
            <text:p>0.9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1.8" calcext:value-type="float">
            <text:p>1.8</text:p>
          </table:table-cell>
          <table:table-cell table:style-name="ce26" office:value-type="float" office:value="2.2" calcext:value-type="float">
            <text:p>2.2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6" table:formula="of:=SUM([.B22:.B28])" office:value-type="float" office:value="11.7" calcext:value-type="float">
            <text:p>11.7</text:p>
          </table:table-cell>
          <table:table-cell table:style-name="ce16" table:formula="of:=SUM([.C22:.C28])" office:value-type="float" office:value="28.1" calcext:value-type="float">
            <text:p>28.1</text:p>
          </table:table-cell>
          <table:table-cell table:style-name="ce27" table:formula="of:=SUM([.D22:.D28])" office:value-type="float" office:value="30.6" calcext:value-type="float">
            <text:p>30.6</text:p>
          </table:table-cell>
          <table:table-cell/>
          <table:table-cell table:style-name="ce2" table:number-columns-repeated="2"/>
        </table:table-row>
        <table:table-row table:style-name="ro4">
          <table:table-cell/>
          <table:table-cell table:style-name="ce2" table:number-columns-repeated="2"/>
          <table:table-cell table:style-name="ce25"/>
          <table:table-cell/>
          <table:table-cell table:style-name="ce2"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(the shares are calc. according to Tpkm/yr)</text:p>
          </table:table-cell>
          <table:covered-table-cell table:style-name="ce2"/>
          <table:covered-table-cell table:style-name="ce25"/>
          <table:table-cell/>
          <table:table-cell table:style-name="ce2" table:number-columns-repeated="2"/>
        </table:table-row>
        <table:table-row table:style-name="ro1">
          <table:table-cell/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50" calcext:value-type="float">
            <text:p>2050</text:p>
          </table:table-cell>
          <table:table-cell table:style-name="ce25" office:value-type="float" office:value="2100" calcext:value-type="float">
            <text:p>2100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Walking</text:p>
          </table:table-cell>
          <table:table-cell table:style-name="ce18" table:formula="of:=[.B22]/[.B$29]*100" office:value-type="float" office:value="17.0940170940171" calcext:value-type="float">
            <text:p>17.09</text:p>
          </table:table-cell>
          <table:table-cell table:style-name="ce18" table:formula="of:=[.C22]/[.C$29]*100" office:value-type="float" office:value="10.6761565836299" calcext:value-type="float">
            <text:p>10.68</text:p>
          </table:table-cell>
          <table:table-cell table:style-name="ce28" table:formula="of:=[.D22]/[.D$29]*100" office:value-type="float" office:value="3.59477124183007" calcext:value-type="float">
            <text:p>3.5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Biking</text:p>
          </table:table-cell>
          <table:table-cell table:style-name="ce18" table:formula="of:=[.B23]/[.B$29]*100" office:value-type="float" office:value="6.83760683760684" calcext:value-type="float">
            <text:p>6.84</text:p>
          </table:table-cell>
          <table:table-cell table:style-name="ce18" table:formula="of:=[.C23]/[.C$29]*100" office:value-type="float" office:value="6.76156583629893" calcext:value-type="float">
            <text:p>6.76</text:p>
          </table:table-cell>
          <table:table-cell table:style-name="ce28" table:formula="of:=[.D23]/[.D$29]*100" office:value-type="float" office:value="10.7843137254902" calcext:value-type="float">
            <text:p>10.7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table:style-name="ce18" table:formula="of:=[.B24]/[.B$29]*100" office:value-type="float" office:value="25.6410256410256" calcext:value-type="float">
            <text:p>25.64</text:p>
          </table:table-cell>
          <table:table-cell table:style-name="ce18" table:formula="of:=[.C24]/[.C$29]*100" office:value-type="float" office:value="28.4697508896797" calcext:value-type="float">
            <text:p>28.47</text:p>
          </table:table-cell>
          <table:table-cell table:style-name="ce28" table:formula="of:=[.D24]/[.D$29]*100" office:value-type="float" office:value="26.1437908496732" calcext:value-type="float">
            <text:p>26.14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table:style-name="ce18" table:formula="of:=[.B25]/[.B$29]*100" office:value-type="float" office:value="6.83760683760684" calcext:value-type="float">
            <text:p>6.84</text:p>
          </table:table-cell>
          <table:table-cell table:style-name="ce18" table:formula="of:=[.C25]/[.C$29]*100" office:value-type="float" office:value="14.2348754448399" calcext:value-type="float">
            <text:p>14.23</text:p>
          </table:table-cell>
          <table:table-cell table:style-name="ce28" table:formula="of:=[.D25]/[.D$29]*100" office:value-type="float" office:value="13.0718954248366" calcext:value-type="float">
            <text:p>13.07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table:style-name="ce18" table:formula="of:=[.B26]/[.B$29]*100" office:value-type="float" office:value="35.8974358974359" calcext:value-type="float">
            <text:p>35.90</text:p>
          </table:table-cell>
          <table:table-cell table:style-name="ce18" table:formula="of:=[.C26]/[.C$29]*100" office:value-type="float" office:value="30.2491103202847" calcext:value-type="float">
            <text:p>30.25</text:p>
          </table:table-cell>
          <table:table-cell table:style-name="ce28" table:formula="of:=[.D26]/[.D$29]*100" office:value-type="float" office:value="19.6078431372549" calcext:value-type="float">
            <text:p>19.61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HSTrain</text:p>
          </table:table-cell>
          <table:table-cell table:style-name="ce18" table:formula="of:=[.B27]/[.B$29]*100" office:value-type="float" office:value="0" calcext:value-type="float">
            <text:p>0.00</text:p>
          </table:table-cell>
          <table:table-cell table:style-name="ce18" table:formula="of:=[.C27]/[.C$29]*100" office:value-type="float" office:value="3.20284697508897" calcext:value-type="float">
            <text:p>3.20</text:p>
          </table:table-cell>
          <table:table-cell table:style-name="ce28" table:formula="of:=[.D27]/[.D$29]*100" office:value-type="float" office:value="19.6078431372549" calcext:value-type="float">
            <text:p>19.61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table:style-name="ce18" table:formula="of:=[.B28]/[.B$29]*100" office:value-type="float" office:value="7.69230769230769" calcext:value-type="float">
            <text:p>7.69</text:p>
          </table:table-cell>
          <table:table-cell table:style-name="ce18" table:formula="of:=[.C28]/[.C$29]*100" office:value-type="float" office:value="6.40569395017794" calcext:value-type="float">
            <text:p>6.41</text:p>
          </table:table-cell>
          <table:table-cell table:style-name="ce28" table:formula="of:=[.D28]/[.D$29]*100" office:value-type="float" office:value="7.18954248366013" calcext:value-type="float">
            <text:p>7.19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9" table:formula="of:=SUM([.B33:.B39])" office:value-type="float" office:value="100" calcext:value-type="float">
            <text:p>100</text:p>
          </table:table-cell>
          <table:table-cell table:style-name="ce19" table:formula="of:=SUM([.C33:.C39])" office:value-type="float" office:value="100" calcext:value-type="float">
            <text:p>100</text:p>
          </table:table-cell>
          <table:table-cell table:style-name="ce29" table:formula="of:=SUM([.D33:.D39])" office:value-type="float" office:value="100" calcext:value-type="float">
            <text:p>100</text:p>
          </table:table-cell>
          <table:table-cell/>
          <table:table-cell table:style-name="ce2" table:number-columns-repeated="2"/>
        </table:table-row>
        <table:table-row table:style-name="ro4" table:number-rows-repeated="2">
          <table:table-cell table:style-name="ce2" table:number-columns-repeated="4"/>
          <table:table-cell/>
          <table:table-cell table:style-name="ce3" table:number-columns-repeated="2"/>
        </table:table-row>
        <table:table-row table:style-name="ro1">
          <table:table-cell/>
          <table:table-cell table:style-name="ce2" table:formula="of:=[$Radar.$B$32]" office:value-type="float" office:value="2010" calcext:value-type="float">
            <text:p>2010</text:p>
          </table:table-cell>
          <table:table-cell table:style-name="ce2" table:formula="of:=[$Radar.$C$32]" office:value-type="float" office:value="2050" calcext:value-type="float">
            <text:p>2050</text:p>
          </table:table-cell>
          <table:table-cell table:style-name="ce25" table:formula="of:=[$Radar.$D$32]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table:formula="of:=[$Radar.$A$35]" office:value-type="string" office:string-value="Bus" calcext:value-type="string">
            <text:p>Bus</text:p>
          </table:table-cell>
          <table:table-cell table:style-name="ce18" table:formula="of:=[$Radar.$B$35]" office:value-type="float" office:value="25.6410256410256" calcext:value-type="float">
            <text:p>25.64</text:p>
          </table:table-cell>
          <table:table-cell table:style-name="ce18" table:formula="of:=[$Radar.$C$35]" office:value-type="float" office:value="28.4697508896797" calcext:value-type="float">
            <text:p>28.47</text:p>
          </table:table-cell>
          <table:table-cell table:style-name="ce28" table:formula="of:=[$Radar.$D$35]" office:value-type="float" office:value="26.1437908496732" calcext:value-type="float">
            <text:p>26.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$Radar.$A$37]" office:value-type="string" office:string-value="Car" calcext:value-type="string">
            <text:p>Car</text:p>
          </table:table-cell>
          <table:table-cell table:style-name="ce18" table:formula="of:=[$Radar.$B$37]" office:value-type="float" office:value="35.8974358974359" calcext:value-type="float">
            <text:p>35.90</text:p>
          </table:table-cell>
          <table:table-cell table:style-name="ce18" table:formula="of:=[$Radar.$C$37]" office:value-type="float" office:value="30.2491103202847" calcext:value-type="float">
            <text:p>30.25</text:p>
          </table:table-cell>
          <table:table-cell table:style-name="ce28" table:formula="of:=[$Radar.$D$37]" office:value-type="float" office:value="19.6078431372549" calcext:value-type="float">
            <text:p>19.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$Radar.$A$34]" office:value-type="string" office:string-value="Biking" calcext:value-type="string">
            <text:p>Biking</text:p>
          </table:table-cell>
          <table:table-cell table:style-name="ce18" table:formula="of:=[$Radar.$B$34]" office:value-type="float" office:value="6.83760683760684" calcext:value-type="float">
            <text:p>6.84</text:p>
          </table:table-cell>
          <table:table-cell table:style-name="ce18" table:formula="of:=[$Radar.$C$34]" office:value-type="float" office:value="6.76156583629893" calcext:value-type="float">
            <text:p>6.76</text:p>
          </table:table-cell>
          <table:table-cell table:style-name="ce28" table:formula="of:=[$Radar.$D$34]" office:value-type="float" office:value="10.7843137254902" calcext:value-type="float">
            <text:p>10.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$Radar.$A$33]" office:value-type="string" office:string-value="Walking" calcext:value-type="string">
            <text:p>Walking</text:p>
          </table:table-cell>
          <table:table-cell table:style-name="ce18" table:formula="of:=[$Radar.$B$33]" office:value-type="float" office:value="17.0940170940171" calcext:value-type="float">
            <text:p>17.09</text:p>
          </table:table-cell>
          <table:table-cell table:style-name="ce18" table:formula="of:=[$Radar.$C$33]" office:value-type="float" office:value="10.6761565836299" calcext:value-type="float">
            <text:p>10.68</text:p>
          </table:table-cell>
          <table:table-cell table:style-name="ce28" table:formula="of:=[$Radar.$D$33]" office:value-type="float" office:value="3.59477124183007" calcext:value-type="float">
            <text:p>3.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$Radar.$A$38]" office:value-type="string" office:string-value="HSTrain" calcext:value-type="string">
            <text:p>HSTrain</text:p>
          </table:table-cell>
          <table:table-cell table:style-name="ce18" table:formula="of:=[$Radar.$B$38]" office:value-type="float" office:value="0" calcext:value-type="float">
            <text:p>0.00</text:p>
          </table:table-cell>
          <table:table-cell table:style-name="ce18" table:formula="of:=[$Radar.$C$38]" office:value-type="float" office:value="3.20284697508897" calcext:value-type="float">
            <text:p>3.20</text:p>
          </table:table-cell>
          <table:table-cell table:style-name="ce28" table:formula="of:=[$Radar.$D$38]" office:value-type="float" office:value="19.6078431372549" calcext:value-type="float">
            <text:p>19.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$Radar.$A$36]" office:value-type="string" office:string-value="Train" calcext:value-type="string">
            <text:p>Train</text:p>
          </table:table-cell>
          <table:table-cell table:style-name="ce18" table:formula="of:=[$Radar.$B$36]" office:value-type="float" office:value="6.83760683760684" calcext:value-type="float">
            <text:p>6.84</text:p>
          </table:table-cell>
          <table:table-cell table:style-name="ce18" table:formula="of:=[$Radar.$C$36]" office:value-type="float" office:value="14.2348754448399" calcext:value-type="float">
            <text:p>14.23</text:p>
          </table:table-cell>
          <table:table-cell table:style-name="ce28" table:formula="of:=[$Radar.$D$36]" office:value-type="float" office:value="13.0718954248366" calcext:value-type="float">
            <text:p>13.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$Radar.$A$39]" office:value-type="string" office:string-value="Air" calcext:value-type="string">
            <text:p>Air</text:p>
          </table:table-cell>
          <table:table-cell table:style-name="ce18" table:formula="of:=[$Radar.$B$39]" office:value-type="float" office:value="7.69230769230769" calcext:value-type="float">
            <text:p>7.69</text:p>
          </table:table-cell>
          <table:table-cell table:style-name="ce18" table:formula="of:=[$Radar.$C$39]" office:value-type="float" office:value="6.40569395017794" calcext:value-type="float">
            <text:p>6.41</text:p>
          </table:table-cell>
          <table:table-cell table:style-name="ce28" table:formula="of:=[$Radar.$D$39]" office:value-type="float" office:value="7.18954248366013" calcext:value-type="float">
            <text:p>7.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9" table:formula="of:=[$Radar.$A$40]" office:value-type="string" office:string-value="Total" calcext:value-type="string">
            <text:p>Total</text:p>
          </table:table-cell>
          <table:table-cell table:style-name="ce19" table:formula="of:=[$Radar.$B$40]" office:value-type="float" office:value="100" calcext:value-type="float">
            <text:p>100</text:p>
          </table:table-cell>
          <table:table-cell table:style-name="ce19" table:formula="of:=[$Radar.$C$40]" office:value-type="float" office:value="100" calcext:value-type="float">
            <text:p>100</text:p>
          </table:table-cell>
          <table:table-cell table:style-name="ce29" table:formula="of:=[$Radar.$D$40]" office:value-type="float" office:value="100" calcext:value-type="float">
            <text:p>100</text:p>
          </table:table-cell>
          <table:table-cell table:number-columns-repeated="3"/>
        </table:table-row>
        <table:table-row table:style-name="ro4">
          <table:table-cell table:style-name="ce2" table:number-columns-repeated="4"/>
          <table:table-cell table:number-columns-repeated="3"/>
        </table:table-row>
        <table:table-row table:style-name="ro4">
          <table:table-cell table:style-name="Default"/>
          <table:table-cell table:number-columns-repeated="2"/>
          <table:table-cell table:style-name="ce2"/>
          <table:table-cell table:number-columns-repeated="3"/>
        </table:table-row>
        <table:table-row table:style-name="ro4" table:number-rows-repeated="7"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Public transport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50" calcext:value-type="float">
            <text:p>2050</text:p>
          </table:table-cell>
          <table:table-cell table:style-name="ce30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ability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mer cost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1.5" calcext:value-type="float">
            <text:p>1.5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ty</text:p>
          </table:table-cell>
          <table:table-cell table:style-name="ce13" office:value-type="float" office:value="2.5" calcext:value-type="float">
            <text:p>2.5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nfrastructure investments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Default"/>
          <table:table-cell table:style-name="ce13" table:number-columns-repeated="2"/>
          <table:table-cell table:style-name="ce12"/>
          <table:table-cell table:number-columns-repeated="3"/>
        </table:table-row>
        <table:table-row table:style-name="ro4" table:number-rows-repeated="5">
          <table:table-cell table:style-name="Default"/>
          <table:table-cell table:style-name="ce13" table:number-columns-repeated="3"/>
          <table:table-cell table:style-name="Default"/>
          <table:table-cell table:number-columns-repeated="2"/>
        </table:table-row>
        <table:table-row table:style-name="ro4" table:number-rows-repeated="9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Automobility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2050" calcext:value-type="float">
            <text:p>2050</text:p>
          </table:table-cell>
          <table:table-cell table:style-name="ce33" office:value-type="float" office:value="2100" calcext:value-type="float">
            <text:p>21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iability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float" office:value="2.5" calcext:value-type="float">
            <text:p>2.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sumer cos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13" office:value-type="float" office:value="2.5" calcext:value-type="float">
            <text:p>2.5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fety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.5" calcext:value-type="float">
            <text:p>2.5</text:p>
          </table:table-cell>
          <table:table-cell table:style-name="ce31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nfrastructure investments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1" table:target-range-address="Radar.A44:Radar.E50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59:24.738236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36:45.152559371</meta:creation-date>
    <dc:date>2017-05-16T18:27:55.138492449</dc:date>
    <meta:editing-duration>PT7H44M12S</meta:editing-duration>
    <meta:editing-cycles>18</meta:editing-cycles>
    <meta:generator>LibreOffice/4.2.8.2$Linux_X86_64 LibreOffice_project/420m0$Build-2</meta:generator>
    <meta:print-date>2017-05-08T13:02:24.229416678</meta:print-date>
    <meta:document-statistic meta:table-count="2" meta:cell-count="3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3" chart:interval-major="1" chart:reverse-direction="false" text:line-break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809cm" svg:y="3.662cm" style:legend-expansion="high" chart:style-name="ch2"/>
        <chart:plot-area chart:style-name="ch3" table:cell-range-address="Radar.A1:Radar.D9" chart:data-source-has-labels="both" svg:x="0.32cm" svg:y="0.18cm" svg:width="13.169cm" svg:height="8.64cm">
          <chartooo:coordinate-region svg:x="3.914cm" svg:y="1.631cm" svg:width="5.739cm" svg:height="5.739cm"/>
          <chart:axis chart:dimension="x" chart:name="primary-x" chart:style-name="ch4" chartooo:axis-type="auto">
            <chartooo:date-scale/>
            <chart:categories table:cell-range-address="Radar.A2:Radar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dar.B2:Radar.B9" chart:label-cell-address="Radar.B1:Radar.B1" chart:class="chart:radar">
            <chart:data-point chart:repeated="8"/>
          </chart:series>
          <chart:series chart:style-name="ch8" chart:values-cell-range-address="Radar.C2:Radar.C9" chart:label-cell-address="Radar.C1:Radar.C1" chart:class="chart:radar">
            <chart:data-point chart:repeated="8"/>
          </chart:series>
          <chart:series chart:style-name="ch9" chart:values-cell-range-address="Radar.D2:Radar.D9" chart:label-cell-address="Radar.D1:Radar.D1" chart:class="chart:rad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Radar.B1:Radar.B1</svg:desc>
                </draw:g>
              </table:table-cell>
              <table:table-cell office:value-type="string">
                <text:p>2050</text:p>
                <draw:g>
                  <svg:desc>Radar.C1:Radar.C1</svg:desc>
                </draw:g>
              </table:table-cell>
              <table:table-cell office:value-type="string">
                <text:p>2100</text:p>
                <draw:g>
                  <svg:desc>Radar.D1:Rada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cietal sustainability awareness</text:p>
                <draw:g>
                  <svg:desc>Radar.A2:Radar.A9</svg:desc>
                </draw:g>
              </table:table-cell>
              <table:table-cell office:value-type="float" office:value="1">
                <text:p>1</text:p>
                <draw:g>
                  <svg:desc>Radar.B2:Radar.B9</svg:desc>
                </draw:g>
              </table:table-cell>
              <table:table-cell office:value-type="float" office:value="2">
                <text:p>2</text:p>
                <draw:g>
                  <svg:desc>Radar.C2:Radar.C9</svg:desc>
                </draw:g>
              </table:table-cell>
              <table:table-cell office:value-type="float" office:value="3">
                <text:p>3</text:p>
                <draw:g>
                  <svg:desc>Radar.D2:Radar.D9</svg:desc>
                </draw:g>
              </table:table-cell>
            </table:table-row>
            <table:table-row>
              <table:table-cell office:value-type="string">
                <text:p>Economic centralisation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ity sizes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rbon intensity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sumption levels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vel demand per capita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travel demand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Urban density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interval-major="1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aecf00" draw:fill-color="#aecf00" draw:opacity-name="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6600ff" draw:fill-color="#6600ff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00cccc" draw:fill-color="#00cccc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cc00cc" draw:fill-color="#cc00c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26cm" svg:y="2.612cm" style:legend-expansion="high" chart:style-name="ch2"/>
        <chart:plot-area chart:style-name="ch3" table:cell-range-address="Radar.A32:Radar.D39" chart:data-source-has-labels="both" svg:x="0.891cm" svg:y="0.302cm" svg:width="12.169cm" svg:height="8.514cm">
          <chartooo:coordinate-region svg:x="1.415cm" svg:y="0.515cm" svg:width="11.22cm" svg:height="7.627cm"/>
          <chart:axis chart:dimension="x" chart:name="primary-x" chart:style-name="ch4" chartooo:axis-type="auto">
            <chartooo:date-scale/>
            <chart:categories table:cell-range-address="Radar.B32:Radar.D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dar.B33:Radar.D33" chart:label-cell-address="Radar.A33:Radar.A33" chart:class="chart:line">
            <chart:data-point chart:repeated="3"/>
          </chart:series>
          <chart:series chart:style-name="ch8" chart:values-cell-range-address="Radar.B34:Radar.D34" chart:label-cell-address="Radar.A34:Radar.A34" chart:class="chart:line">
            <chart:data-point chart:repeated="3"/>
          </chart:series>
          <chart:series chart:style-name="ch9" chart:values-cell-range-address="Radar.B35:Radar.D35" chart:label-cell-address="Radar.A35:Radar.A35" chart:class="chart:line">
            <chart:data-point chart:repeated="3"/>
          </chart:series>
          <chart:series chart:style-name="ch10" chart:values-cell-range-address="Radar.B36:Radar.D36" chart:label-cell-address="Radar.A36:Radar.A36" chart:class="chart:line">
            <chart:data-point chart:repeated="3"/>
          </chart:series>
          <chart:series chart:style-name="ch11" chart:values-cell-range-address="Radar.B37:Radar.D37" chart:label-cell-address="Radar.A37:Radar.A37" chart:class="chart:line">
            <chart:data-point chart:repeated="3"/>
          </chart:series>
          <chart:series chart:style-name="ch12" chart:values-cell-range-address="Radar.B38:Radar.D38" chart:label-cell-address="Radar.A38:Radar.A38" chart:class="chart:line">
            <chart:data-point chart:repeated="3"/>
          </chart:series>
          <chart:series chart:style-name="ch13" chart:values-cell-range-address="Radar.B39:Radar.D39" chart:label-cell-address="Radar.A39:Radar.A3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Radar.B32:Radar.D32</svg:desc>
                </draw:g>
              </table:table-cell>
              <table:table-cell office:value-type="float" office:value="2050">
                <text:p>2050</text:p>
              </table:table-cell>
              <table:table-cell office:value-type="float" office:value="2100">
                <text:p>2100</text:p>
              </table:table-cell>
            </table:table-row>
          </table:table-header-rows>
          <table:table-rows>
            <table:table-row>
              <table:table-cell office:value-type="string">
                <text:p>Walking</text:p>
                <draw:g>
                  <svg:desc>Radar.A33:Radar.A33</svg:desc>
                </draw:g>
              </table:table-cell>
              <table:table-cell office:value-type="float" office:value="17.0940170940171">
                <text:p>17.0940170940171</text:p>
                <draw:g>
                  <svg:desc>Radar.B33:Radar.D33</svg:desc>
                </draw:g>
              </table:table-cell>
              <table:table-cell office:value-type="float" office:value="10.6761565836299">
                <text:p>10.6761565836299</text:p>
              </table:table-cell>
              <table:table-cell office:value-type="float" office:value="3.59477124183007">
                <text:p>3.59477124183007</text:p>
              </table:table-cell>
            </table:table-row>
            <table:table-row>
              <table:table-cell office:value-type="string">
                <text:p>Biking</text:p>
                <draw:g>
                  <svg:desc>Radar.A34:Radar.A34</svg:desc>
                </draw:g>
              </table:table-cell>
              <table:table-cell office:value-type="float" office:value="6.83760683760684">
                <text:p>6.83760683760684</text:p>
                <draw:g>
                  <svg:desc>Radar.B34:Radar.D34</svg:desc>
                </draw:g>
              </table:table-cell>
              <table:table-cell office:value-type="float" office:value="6.76156583629893">
                <text:p>6.76156583629893</text:p>
              </table:table-cell>
              <table:table-cell office:value-type="float" office:value="10.7843137254902">
                <text:p>10.7843137254902</text:p>
              </table:table-cell>
            </table:table-row>
            <table:table-row>
              <table:table-cell office:value-type="string">
                <text:p>Bus</text:p>
                <draw:g>
                  <svg:desc>Radar.A35:Radar.A35</svg:desc>
                </draw:g>
              </table:table-cell>
              <table:table-cell office:value-type="float" office:value="25.6410256410256">
                <text:p>25.6410256410256</text:p>
                <draw:g>
                  <svg:desc>Radar.B35:Radar.D35</svg:desc>
                </draw:g>
              </table:table-cell>
              <table:table-cell office:value-type="float" office:value="28.4697508896797">
                <text:p>28.4697508896797</text:p>
              </table:table-cell>
              <table:table-cell office:value-type="float" office:value="26.1437908496732">
                <text:p>26.1437908496732</text:p>
              </table:table-cell>
            </table:table-row>
            <table:table-row>
              <table:table-cell office:value-type="string">
                <text:p>Train</text:p>
                <draw:g>
                  <svg:desc>Radar.A36:Radar.A36</svg:desc>
                </draw:g>
              </table:table-cell>
              <table:table-cell office:value-type="float" office:value="6.83760683760684">
                <text:p>6.83760683760684</text:p>
                <draw:g>
                  <svg:desc>Radar.B36:Radar.D36</svg:desc>
                </draw:g>
              </table:table-cell>
              <table:table-cell office:value-type="float" office:value="14.2348754448399">
                <text:p>14.2348754448399</text:p>
              </table:table-cell>
              <table:table-cell office:value-type="float" office:value="13.0718954248366">
                <text:p>13.0718954248366</text:p>
              </table:table-cell>
            </table:table-row>
            <table:table-row>
              <table:table-cell office:value-type="string">
                <text:p>Car</text:p>
                <draw:g>
                  <svg:desc>Radar.A37:Radar.A37</svg:desc>
                </draw:g>
              </table:table-cell>
              <table:table-cell office:value-type="float" office:value="35.8974358974359">
                <text:p>35.8974358974359</text:p>
                <draw:g>
                  <svg:desc>Radar.B37:Radar.D37</svg:desc>
                </draw:g>
              </table:table-cell>
              <table:table-cell office:value-type="float" office:value="30.2491103202847">
                <text:p>30.249110320284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HSTrain</text:p>
                <draw:g>
                  <svg:desc>Radar.A38:Radar.A38</svg:desc>
                </draw:g>
              </table:table-cell>
              <table:table-cell office:value-type="float" office:value="0">
                <text:p>0</text:p>
                <draw:g>
                  <svg:desc>Radar.B38:Radar.D38</svg:desc>
                </draw:g>
              </table:table-cell>
              <table:table-cell office:value-type="float" office:value="3.20284697508897">
                <text:p>3.2028469750889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Air</text:p>
                <draw:g>
                  <svg:desc>Radar.A39:Radar.A39</svg:desc>
                </draw:g>
              </table:table-cell>
              <table:table-cell office:value-type="float" office:value="7.69230769230769">
                <text:p>7.69230769230769</text:p>
                <draw:g>
                  <svg:desc>Radar.B39:Radar.D39</svg:desc>
                </draw:g>
              </table:table-cell>
              <table:table-cell office:value-type="float" office:value="6.40569395017794">
                <text:p>6.40569395017794</text:p>
              </table:table-cell>
              <table:table-cell office:value-type="float" office:value="7.18954248366013">
                <text:p>7.1895424836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809cm" svg:y="3.662cm" style:legend-expansion="high" chart:style-name="ch2"/>
        <chart:plot-area chart:style-name="ch3" table:cell-range-address="Radar.A32:Radar.D39" chart:data-source-has-labels="both" svg:x="0.32cm" svg:y="0.18cm" svg:width="13.169cm" svg:height="8.64cm">
          <chartooo:coordinate-region svg:x="3.039cm" svg:y="1.181cm" svg:width="7.035cm" svg:height="7.035cm"/>
          <chart:axis chart:dimension="x" chart:name="primary-x" chart:style-name="ch4" chartooo:axis-type="auto">
            <chartooo:date-scale/>
            <chart:categories table:cell-range-address="Radar.A33:Radar.A3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Radar.B33:Radar.B39" chart:label-cell-address="Radar.B32:Radar.B32" chart:class="chart:radar">
            <chart:data-point chart:repeated="7"/>
          </chart:series>
          <chart:series chart:style-name="ch8" chart:values-cell-range-address="Radar.C33:Radar.C39" chart:label-cell-address="Radar.C32:Radar.C32" chart:class="chart:radar">
            <chart:data-point chart:repeated="7"/>
          </chart:series>
          <chart:series chart:style-name="ch9" chart:values-cell-range-address="Radar.D33:Radar.D39" chart:label-cell-address="Radar.D32:Radar.D32" chart:class="chart:rad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0</text:p>
                <draw:g>
                  <svg:desc>Radar.B32:Radar.B32</svg:desc>
                </draw:g>
              </table:table-cell>
              <table:table-cell office:value-type="string">
                <text:p>2050</text:p>
                <draw:g>
                  <svg:desc>Radar.C32:Radar.C32</svg:desc>
                </draw:g>
              </table:table-cell>
              <table:table-cell office:value-type="string">
                <text:p>2100</text:p>
                <draw:g>
                  <svg:desc>Radar.D32:Radar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lking</text:p>
                <draw:g>
                  <svg:desc>Radar.A33:Radar.A39</svg:desc>
                </draw:g>
              </table:table-cell>
              <table:table-cell office:value-type="float" office:value="17.0940170940171">
                <text:p>17.0940170940171</text:p>
                <draw:g>
                  <svg:desc>Radar.B33:Radar.B39</svg:desc>
                </draw:g>
              </table:table-cell>
              <table:table-cell office:value-type="float" office:value="10.6761565836299">
                <text:p>10.6761565836299</text:p>
                <draw:g>
                  <svg:desc>Radar.C33:Radar.C39</svg:desc>
                </draw:g>
              </table:table-cell>
              <table:table-cell office:value-type="float" office:value="3.59477124183007">
                <text:p>3.59477124183007</text:p>
                <draw:g>
                  <svg:desc>Radar.D33:Radar.D39</svg:desc>
                </draw:g>
              </table:table-cell>
            </table:table-row>
            <table:table-row>
              <table:table-cell office:value-type="string">
                <text:p>Biking</text:p>
              </table:table-cell>
              <table:table-cell office:value-type="float" office:value="6.83760683760684">
                <text:p>6.83760683760684</text:p>
              </table:table-cell>
              <table:table-cell office:value-type="float" office:value="6.76156583629893">
                <text:p>6.76156583629893</text:p>
              </table:table-cell>
              <table:table-cell office:value-type="float" office:value="10.7843137254902">
                <text:p>10.7843137254902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25.6410256410256">
                <text:p>25.6410256410256</text:p>
              </table:table-cell>
              <table:table-cell office:value-type="float" office:value="28.4697508896797">
                <text:p>28.4697508896797</text:p>
              </table:table-cell>
              <table:table-cell office:value-type="float" office:value="26.1437908496732">
                <text:p>26.1437908496732</text:p>
              </table:table-cell>
            </table:table-row>
            <table:table-row>
              <table:table-cell office:value-type="string">
                <text:p>Train</text:p>
              </table:table-cell>
              <table:table-cell office:value-type="float" office:value="6.83760683760684">
                <text:p>6.83760683760684</text:p>
              </table:table-cell>
              <table:table-cell office:value-type="float" office:value="14.2348754448399">
                <text:p>14.2348754448399</text:p>
              </table:table-cell>
              <table:table-cell office:value-type="float" office:value="13.0718954248366">
                <text:p>13.0718954248366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35.8974358974359">
                <text:p>35.8974358974359</text:p>
              </table:table-cell>
              <table:table-cell office:value-type="float" office:value="30.2491103202847">
                <text:p>30.249110320284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HSTrain</text:p>
              </table:table-cell>
              <table:table-cell office:value-type="float" office:value="0">
                <text:p>0</text:p>
              </table:table-cell>
              <table:table-cell office:value-type="float" office:value="3.20284697508897">
                <text:p>3.2028469750889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6.40569395017794">
                <text:p>6.40569395017794</text:p>
              </table:table-cell>
              <table:table-cell office:value-type="float" office:value="7.18954248366013">
                <text:p>7.18954248366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minimum="0" chart:maximum="3" chart:interval-major="1" chart:reverse-direction="false" text:line-break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809cm" svg:y="3.662cm" style:legend-expansion="high" chart:style-name="ch2"/>
        <chart:plot-area chart:style-name="ch3" table:cell-range-address="Radar.A61:Radar.D66" chart:data-source-has-labels="both" svg:x="0.32cm" svg:y="0.18cm" svg:width="13.169cm" svg:height="8.64cm">
          <chartooo:coordinate-region svg:x="3.214cm" svg:y="1.99cm" svg:width="5.658cm" svg:height="5.658cm"/>
          <chart:axis chart:dimension="x" chart:name="primary-x" chart:style-name="ch4" chartooo:axis-type="auto">
            <chartooo:date-scale/>
            <chart:categories table:cell-range-address="Radar.A62:Radar.A66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Radar.B62:Radar.B66" chart:label-cell-address="Radar.B61:Radar.B61" chart:class="chart:radar">
            <chart:data-point chart:repeated="5"/>
          </chart:series>
          <chart:series chart:style-name="ch8" chart:values-cell-range-address="Radar.C62:Radar.C66" chart:label-cell-address="Radar.C61:Radar.C61" chart:class="chart:radar">
            <chart:data-point chart:repeated="5"/>
          </chart:series>
          <chart:series chart:style-name="ch9" chart:values-cell-range-address="Radar.D62:Radar.D66" chart:label-cell-address="Radar.D61:Radar.D61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Radar.B61:Radar.B61</svg:desc>
                </draw:g>
              </table:table-cell>
              <table:table-cell office:value-type="string">
                <text:p>2050</text:p>
                <draw:g>
                  <svg:desc>Radar.C61:Radar.C61</svg:desc>
                </draw:g>
              </table:table-cell>
              <table:table-cell office:value-type="string">
                <text:p>2100</text:p>
                <draw:g>
                  <svg:desc>Radar.D61:Radar.D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liability</text:p>
                <draw:g>
                  <svg:desc>Radar.A62:Radar.A66</svg:desc>
                </draw:g>
              </table:table-cell>
              <table:table-cell office:value-type="float" office:value="1">
                <text:p>1</text:p>
                <draw:g>
                  <svg:desc>Radar.B62:Radar.B66</svg:desc>
                </draw:g>
              </table:table-cell>
              <table:table-cell office:value-type="float" office:value="2">
                <text:p>2</text:p>
                <draw:g>
                  <svg:desc>Radar.C62:Radar.C66</svg:desc>
                </draw:g>
              </table:table-cell>
              <table:table-cell office:value-type="float" office:value="3">
                <text:p>3</text:p>
                <draw:g>
                  <svg:desc>Radar.D62:Radar.D66</svg:desc>
                </draw:g>
              </table:table-cell>
            </table:table-row>
            <table:table-row>
              <table:table-cell office:value-type="string">
                <text:p>Consumer cost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astructure investments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minimum="0" chart:maximum="3" chart:interval-major="1" chart:reverse-direction="false" text:line-break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809cm" svg:y="3.662cm" style:legend-expansion="high" chart:style-name="ch2"/>
        <chart:plot-area chart:style-name="ch3" table:cell-range-address="Radar.A82:Radar.D87" chart:data-source-has-labels="both" svg:x="0.32cm" svg:y="0.18cm" svg:width="13.169cm" svg:height="8.64cm">
          <chartooo:coordinate-region svg:x="3.214cm" svg:y="1.99cm" svg:width="5.658cm" svg:height="5.658cm"/>
          <chart:axis chart:dimension="x" chart:name="primary-x" chart:style-name="ch4" chartooo:axis-type="auto">
            <chartooo:date-scale/>
            <chart:categories table:cell-range-address="Radar.A83:Radar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dar.B83:Radar.B87" chart:label-cell-address="Radar.B82:Radar.B82" chart:class="chart:radar">
            <chart:data-point chart:repeated="5"/>
          </chart:series>
          <chart:series chart:style-name="ch8" chart:values-cell-range-address="Radar.C83:Radar.C87" chart:label-cell-address="Radar.C82:Radar.C82" chart:class="chart:radar">
            <chart:data-point chart:repeated="5"/>
          </chart:series>
          <chart:series chart:style-name="ch9" chart:values-cell-range-address="Radar.D83:Radar.D87" chart:label-cell-address="Radar.D82:Radar.D82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Radar.B82:Radar.B82</svg:desc>
                </draw:g>
              </table:table-cell>
              <table:table-cell office:value-type="string">
                <text:p>2050</text:p>
                <draw:g>
                  <svg:desc>Radar.C82:Radar.C82</svg:desc>
                </draw:g>
              </table:table-cell>
              <table:table-cell office:value-type="string">
                <text:p>2100</text:p>
                <draw:g>
                  <svg:desc>Radar.D82:Radar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liability</text:p>
                <draw:g>
                  <svg:desc>Radar.A83:Radar.A87</svg:desc>
                </draw:g>
              </table:table-cell>
              <table:table-cell office:value-type="float" office:value="3">
                <text:p>3</text:p>
                <draw:g>
                  <svg:desc>Radar.B83:Radar.B87</svg:desc>
                </draw:g>
              </table:table-cell>
              <table:table-cell office:value-type="float" office:value="3">
                <text:p>3</text:p>
                <draw:g>
                  <svg:desc>Radar.C83:Radar.C87</svg:desc>
                </draw:g>
              </table:table-cell>
              <table:table-cell office:value-type="float" office:value="2.5">
                <text:p>2.5</text:p>
                <draw:g>
                  <svg:desc>Radar.D83:Radar.D87</svg:desc>
                </draw:g>
              </table:table-cell>
            </table:table-row>
            <table:table-row>
              <table:table-cell office:value-type="string">
                <text:p>Consumer cost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astructure investment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